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6bc3"/>
    </style:style>
    <style:style style:name="P2" style:family="paragraph" style:parent-style-name="Standard">
      <style:text-properties officeooo:rsid="001c6bc3" officeooo:paragraph-rsid="001c6bc3"/>
    </style:style>
    <style:style style:name="P3" style:family="paragraph" style:parent-style-name="Standard">
      <style:text-properties officeooo:rsid="001c6bc3" officeooo:paragraph-rsid="001e0ee0"/>
    </style:style>
    <style:style style:name="P4" style:family="paragraph" style:parent-style-name="Standard">
      <style:text-properties officeooo:rsid="001c6bc3" officeooo:paragraph-rsid="001fb5be"/>
    </style:style>
    <style:style style:name="P5" style:family="paragraph" style:parent-style-name="Standard">
      <style:text-properties officeooo:rsid="001e0ee0" officeooo:paragraph-rsid="001e0ee0"/>
    </style:style>
    <style:style style:name="T1" style:family="text">
      <style:text-properties fo:font-size="12pt" style:font-size-asian="12pt" style:font-name-complex="Liberation Serif1" style:font-size-complex="12pt"/>
    </style:style>
    <style:style style:name="T2" style:family="text">
      <style:text-properties fo:font-size="12pt" officeooo:rsid="001c6bc3" style:font-size-asian="12pt" style:font-name-complex="Liberation Serif1" style:font-size-complex="12pt"/>
    </style:style>
    <style:style style:name="T3" style:family="text">
      <style:text-properties fo:font-size="12pt" officeooo:rsid="001e0ee0" style:font-size-asian="12pt" style:font-name-complex="Liberation Serif1" style:font-size-complex="12pt"/>
    </style:style>
    <style:style style:name="T4" style:family="text">
      <style:text-properties fo:font-size="12pt" officeooo:rsid="001fb5be" style:font-size-asian="12pt" style:font-name-complex="Liberation Serif1" style:font-size-complex="12pt"/>
    </style:style>
    <style:style style:name="T5" style:family="text">
      <style:text-properties fo:font-size="12pt" fo:font-weight="bold" officeooo:rsid="001e0ee0" style:font-size-asian="12pt" style:font-weight-asian="bold" style:font-name-complex="Liberation Serif1" style:font-size-complex="12pt" style:font-weight-complex="bold"/>
    </style:style>
    <style:style style:name="T6" style:family="text">
      <style:text-properties fo:color="#800000" fo:font-size="12pt" style:font-size-asian="12pt" style:font-name-complex="Liberation Serif1" style:font-size-complex="12pt"/>
    </style:style>
    <style:style style:name="T7" style:family="text">
      <style:text-properties fo:color="#800000" fo:font-size="12pt" officeooo:rsid="001fb5be" style:font-size-asian="12pt" style:font-name-complex="Liberation Serif1" style:font-size-complex="12pt"/>
    </style:style>
    <style:style style:name="T8" style:family="text">
      <style:text-properties fo:color="#800000" fo:font-size="12pt" fo:font-weight="bold" officeooo:rsid="001e0ee0" style:font-size-asian="12pt" style:font-weight-asian="bold" style:font-name-complex="Liberation Serif1" style:font-size-complex="12pt" style:font-weight-complex="bold"/>
    </style:style>
    <style:style style:name="T9" style:family="text">
      <style:text-properties fo:color="#800000" fo:font-size="12pt" style:text-underline-style="solid" style:text-underline-width="auto" style:text-underline-color="font-color" fo:font-weight="bold" officeooo:rsid="001e0ee0" style:font-size-asian="12pt" style:font-weight-asian="bold" style:font-name-complex="Liberation Serif1" style:font-size-complex="12pt" style:font-weight-complex="bold"/>
    </style:style>
    <style:style style:name="T10" style:family="text">
      <style:text-properties fo:color="#800000" fo:font-size="12pt" style:text-underline-style="solid" style:text-underline-width="auto" style:text-underline-color="font-color" fo:font-weight="bold" officeooo:rsid="001fb5be" style:font-size-asian="12pt" style:font-weight-asian="bold" style:font-name-complex="Liberation Serif1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text:tab/><text:tab/><text:tab/></text:span><text:span text:style-name="T9">Steps to work with </text:span><text:span text:style-name="T10">our GIT Repository</text:span></text:p>
      <text:p text:style-name="P1"><text:span text:style-name="T2"/></text:p>
      <text:p text:style-name="P1"><text:span text:style-name="T2">Step 1: Create a directory and clone </text:span><text:span text:style-name="T3">git </text:span><text:span text:style-name="T2">repository</text:span></text:p>
      <text:p text:style-name="P1"><text:span text:style-name="T2"><text:tab/>$ mkdir your_directory</text:span></text:p>
      <text:p text:style-name="P1"><text:span text:style-name="T2"><text:tab/>$ cd your_directory</text:span></text:p>
      <text:p text:style-name="P1"><text:span text:style-name="T2"><text:tab/>$ </text:span><text:span text:style-name="T1">git clone </text:span><text:a xlink:type="simple" xlink:href="mailto:git@192.168.4.120" text:style-name="Internet_20_link" text:visited-style-name="Visited_20_Internet_20_Link"><text:span text:style-name="Internet_20_link"><text:span text:style-name="T1">git@192.168.4.120</text:span></text:span></text:a><text:span text:style-name="T1">:/opt/git/dm.git</text:span></text:p>
      <text:p text:style-name="P2"><text:span text:style-name="T1"/></text:p>
      <text:p text:style-name="P2"><text:span text:style-name="T1">Step 2: </text:span></text:p>
      <text:p text:style-name="P4"><text:span text:style-name="T1"><text:tab/>$ cd </text:span><text:span text:style-name="T3">dm/VITA/VITA_DM/DM_IoTvity/iotivity-1.2.1</text:span></text:p>
      <text:p text:style-name="P2"><text:span text:style-name="T1"><text:tab/>$ git clone https://github.com/01org/tinycbor.git extlibs/tinycbor/tinycbor -b v0.4</text:span></text:p>
      <text:p text:style-name="P2"><text:span text:style-name="T1"><text:tab/>$ scons</text:span></text:p>
      <text:p text:style-name="P2"><text:span text:style-name="T3"/></text:p>
      <text:p text:style-name="P2"><text:span text:style-name="T3">S</text:span><text:span text:style-name="T1">tep </text:span><text:span text:style-name="T4">3</text:span><text:span text:style-name="T1">: <text:s/></text:span><text:span text:style-name="T3">For MQTT</text:span></text:p>
      <text:p text:style-name="P3"><text:span text:style-name="T1"><text:tab/>$ cd </text:span><text:span text:style-name="T3">dm/VITA/VITA_DM/</text:span></text:p>
      <text:p text:style-name="P3"><text:span text:style-name="T3"><text:tab/>$ scons</text:span></text:p>
      <text:p text:style-name="P3"><text:span text:style-name="T3"><text:tab/>$ cd dm/VITA </text:span></text:p>
      <text:p text:style-name="P3"><text:span text:style-name="T3"><text:tab/>$ ./m.bat</text:span></text:p>
      <text:p text:style-name="P3"><text:span text:style-name="T3"><text:tab/>$ export LD_LIBRARY_PATH=VITA_DM/Executables/lib/:VITA_DM/DM_IoTvity/: <text:s text:c="62"/><text:tab/> <text:s text:c="3"/>VITA_DM/DM_IoTvity/iotivity-1.2.1/out/linux/x86_64/release</text:span></text:p>
      <text:p text:style-name="P3"><text:span text:style-name="T3"><text:tab/>$ ./r.bat</text:span></text:p>
      <text:p text:style-name="P5"><text:span text:style-name="T3"><text:tab/></text:span><text:span text:style-name="T6">[after this sends comm</text:span><text:span text:style-name="T7">an</text:span><text:span text:style-name="T6">ds through MQTT]</text:span></text:p>
      <text:p text:style-name="P3"><text:span text:style-name="T3"><text:tab/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4:51:24.939237024</meta:creation-date>
    <dc:date>2017-03-14T15:18:19.486063521</dc:date>
    <meta:editing-duration>PT6M33S</meta:editing-duration>
    <meta:editing-cycles>1</meta:editing-cycles>
    <meta:document-statistic meta:table-count="0" meta:image-count="0" meta:object-count="0" meta:page-count="1" meta:paragraph-count="18" meta:word-count="66" meta:character-count="648" meta:non-whitespace-character-count="511"/>
    <meta:generator>LibreOffice/5.1.6.2$Linux_X86_64 LibreOffice_project/10m0$Build-2</meta:generator>
  </office:meta>
</office:document-meta>
</file>